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Standard" style:list-style-name="">
      <style:paragraph-properties fo:text-align="start" style:justify-single-word="false" style:text-autospace="none"/>
      <style:text-properties style:font-name="F0" fo:font-size="12pt" style:font-name-asian="F0" style:font-size-asian="12pt" style:font-name-complex="F0" style:font-size-complex="12pt"/>
    </style:style>
    <style:style style:name="P3" style:family="paragraph" style:parent-style-name="Standard" style:list-style-name="">
      <style:paragraph-properties fo:text-align="start" style:justify-single-word="false" style:text-autospace="none"/>
      <style:text-properties style:font-name="F1" fo:font-size="12pt" style:font-name-asian="F1" style:font-size-asian="12pt" style:font-name-complex="F1"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style:font-name="Verdana1"/>
    </style:style>
    <style:style style:name="T5" style:family="text">
      <style:text-properties style:font-name="Verdana1" fo:font-weight="bold"/>
    </style:style>
    <style:style style:name="T6" style:family="text">
      <style:text-properties style:font-name="Verdana1" fo:font-weight="bold" style:font-weight-asian="normal" style:font-weight-complex="normal"/>
    </style:style>
    <style:style style:name="T7" style:family="text">
      <style:text-properties style:font-name="Verdana1" fo:font-weight="bold" style:font-weight-asian="bold" style:font-weight-complex="bold"/>
    </style:style>
    <style:style style:name="T8" style:family="text">
      <style:text-properties style:font-name="Verdana1" fo:font-size="10pt"/>
    </style:style>
    <style:style style:name="T9" style:family="text">
      <style:text-properties style:font-name="Verdana1" fo:font-size="10pt" fo:font-weight="normal" style:font-weight-asian="normal" style:font-weight-complex="normal"/>
    </style:style>
    <style:style style:name="T10" style:family="text">
      <style:text-properties style:font-name="Verdana1" fo:font-weight="normal" style:font-weight-asian="normal" style:font-weight-complex="normal"/>
    </style:style>
    <style:style style:name="T11" style:family="text">
      <style:text-properties style:font-name="F1" fo:font-size="12pt" style:font-name-asian="F1" style:font-size-asian="12pt" style:font-name-complex="F1" style:font-size-complex="12pt"/>
    </style:style>
    <style:style style:name="T12" style:family="text">
      <style:text-properties style:font-name="F1" fo:font-size="12pt" fo:font-weight="bold" style:font-name-asian="F1" style:font-size-asian="12pt" style:font-weight-asian="bold" style:font-name-complex="F1" style:font-size-complex="12pt" style:font-weight-complex="bold"/>
    </style:style>
    <style:style style:name="T13" style:family="text">
      <style:text-properties fo:color="#000000" style:font-name="F1" fo:font-size="12pt" fo:font-weight="bold" style:font-name-asian="F1" style:font-size-asian="12pt" style:font-weight-asian="bold" style:font-name-complex="F1" style:font-size-complex="12pt" style:font-weight-complex="bold"/>
    </style:style>
    <style:style style:name="T14" style:family="text">
      <style:text-properties fo:color="#000000" style:font-name="F1" fo:font-size="12pt" fo:font-weight="normal" style:font-name-asian="F1" style:font-size-asian="12pt" style:font-weight-asian="normal" style:font-name-complex="F1" style:font-size-complex="12pt" style:font-weight-complex="normal"/>
    </style:style>
    <style:style style:name="T15" style:family="text">
      <style:text-properties fo:color="#000000"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color="#663300" style:font-name="Verdan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7">Instant Oatmeal Mix</text:span><text:span text:style-name="T4"><text:line-break/></text:span><text:span text:style-name="T8">Crystal Miller</text:span><text:span text:style-name="T4"><text:line-break/><text:line-break/>20 cups quick cooking oats<text:line-break/>2 cup powdered milk<text:line-break/>2 tablespoons cinnamon<text:line-break/>1 tablespoon salt<text:line-break/><text:line-break/>Take about half of the oats and run them through a blender or food processor to make them smaller… you don’t want flour though! Then mix with the rest of the ingredients. I put this in gallon size jar for storage. This is much easier to use with a big family than little packets. Little packets of things just do not work at my house! For serving we do not really measure this. We scoop out some and put in a bowl. Cover it with boiling water and let it sit for a minute or so. Then mix in honey, maple syrup, dried fruit, milk or anything that you normally enjoy with oatmeal</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21:18.39</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33" meta:character-count="702"/>
  </office:meta>
</office:document-meta>
</file>